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ackground-color="#FF3333"/>
    </style:style>
    <style:style style:name="ce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33FF99"/>
    </style:style>
    <style:style style:name="ce11" style:family="table-cell" style:parent-style-name="Default" style:data-style-name="N0">
      <style:table-cell-properties fo:background-color="#FF0000"/>
    </style:style>
    <style:style style:name="ce12" style:family="table-cell" style:parent-style-name="Default" style:data-style-name="N0">
      <style:table-cell-properties fo:background-color="#666666"/>
    </style:style>
    <style:style style:name="ce13" style:family="table-cell" style:parent-style-name="Default" style:data-style-name="N0">
      <style:table-cell-properties style:vertical-align="automatic"/>
    </style:style>
    <style:style style:name="ce14" style:family="table-cell" style:parent-style-name="Default" style:data-style-name="N0">
      <style:table-cell-properties style:vertical-align="automatic" fo:background-color="#FFFF00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0">
      <style:table-cell-properties fo:background-color="#FF0000"/>
      <style:text-properties fo:color="#FF3333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6" table:default-cell-style-name="ce5"/>
        <table:table-column table:style-name="co7" table:default-cell-style-name="ce4"/>
        <table:table-column table:style-name="co7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FOLDER</text:p>
          </table:table-cell>
          <table:table-cell office:value-type="string" table:style-name="ce2">
            <text:p>Problems</text:p>
          </table:table-cell>
          <table:table-cell office:value-type="string" table:style-name="ce2">
            <text:p>False Positives</text:p>
          </table:table-cell>
          <table:table-cell office:value-type="string" table:style-name="ce2">
            <text:p><text:s/>False Negative</text:p>
          </table:table-cell>
          <table:table-cell office:value-type="string" table:style-name="ce3">
            <text:p>Number of tracks</text:p>
          </table:table-cell>
          <table:table-cell table:style-name="ce3"/>
          <table:table-cell table:number-columns-repeated="16378" table:style-name="ce2"/>
        </table:table-row>
        <table:table-row table:style-name="ro2">
          <table:table-cell office:value-type="float" office:value="3022313526" table:style-name="ce1">
            <text:p>3022313526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5">
            <text:p>17</text:p>
          </table:table-cell>
          <table:table-cell office:value-type="string" table:style-name="ce6">
            <text:p>Defective :</text:p>
          </table:table-cell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3024323104" table:style-name="ce1">
            <text:p>3024323104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5">
            <text:p>26</text:p>
          </table:table-cell>
          <table:table-cell office:value-type="float" office:value="72" table:formula="of:=[.C5]+[.C28]+[.C52]+[.C67]+[.C70]+[.C73]+[.C92]" table:style-name="ce5">
            <text:p>72</text:p>
          </table:table-cell>
          <table:table-cell office:value-type="float" office:value="4" table:formula="of:=[.D5]+[.D28]+[.D52]+[.D67]+[.D70]+[.D73]+[.D92]" table:style-name="ce5">
            <text:p>4</text:p>
          </table:table-cell>
          <table:table-cell office:value-type="float" office:value="256" table:formula="of:=[.E5]+[.E28]+[.E52]+[.E67]+[.E70]+[.E73]+[.E92]" table:style-name="ce5">
            <text:p>256</text:p>
          </table:table-cell>
          <table:table-cell table:number-columns-repeated="16376"/>
        </table:table-row>
        <table:table-row table:style-name="ro1">
          <table:table-cell office:value-type="float" office:value="3024565979" table:style-name="ce7">
            <text:p>30245659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5">
            <text:p>16</text:p>
          </table:table-cell>
          <table:table-cell table:style-name="ce5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3024565979" table:style-name="ce8">
            <text:p>3024565979</text:p>
          </table:table-cell>
          <table:table-cell office:value-type="string" table:style-name="ce4">
            <text:p>dif speaker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5">
            <text:p>30</text:p>
          </table:table-cell>
          <table:table-cell table:style-name="ce5"/>
          <table:table-cell table:style-name="ce4"/>
          <table:table-cell table:number-columns-repeated="16377" table:style-name="ce1"/>
        </table:table-row>
        <table:table-row table:style-name="ro2">
          <table:table-cell office:value-type="float" office:value="3422151948" table:style-name="ce1">
            <text:p>3422151948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5">
            <text:p>30</text:p>
          </table:table-cell>
          <table:table-cell office:value-type="string" table:style-name="ce6">
            <text:p>Overall :</text:p>
          </table:table-cell>
          <table:table-cell office:value-type="float" office:value="1927" table:formula="of:=SUM([.E2:.E101])-[.H3]" table:style-name="ce5">
            <text:p>1927</text:p>
          </table:table-cell>
          <table:table-cell table:number-columns-repeated="16377" table:style-name="ce1"/>
        </table:table-row>
        <table:table-row table:style-name="ro2">
          <table:table-cell office:value-type="float" office:value="3426044821" table:style-name="ce1">
            <text:p>3426044821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5">
            <text:p>19</text:p>
          </table:table-cell>
          <table:table-cell office:value-type="string" table:style-name="ce6">
            <text:p>I</text:p>
          </table:table-cell>
          <table:table-cell office:value-type="float" office:value="183" table:formula="of:= SUM([.C2:.C101])-[.F3]" table:style-name="ce5">
            <text:p>183</text:p>
          </table:table-cell>
          <table:table-cell office:value-type="float" office:value="9.4966268811624293" table:formula="of:=[.G7]/[.G6]*100" table:style-name="ce9">
            <text:p>9.50</text:p>
          </table:table-cell>
          <table:table-cell table:number-columns-repeated="16376"/>
        </table:table-row>
        <table:table-row table:style-name="ro2">
          <table:table-cell office:value-type="float" office:value="3452293982" table:style-name="ce1">
            <text:p>3452293982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5">
            <text:p>30</text:p>
          </table:table-cell>
          <table:table-cell office:value-type="string" table:style-name="ce6">
            <text:p>II</text:p>
          </table:table-cell>
          <table:table-cell office:value-type="float" office:value="55" table:formula="of:=SUM([.D2:.D101])-[.G3]" table:style-name="ce5">
            <text:p>55</text:p>
          </table:table-cell>
          <table:table-cell office:value-type="float" office:value="2.8541774779449924" table:formula="of:=[.G8]/[.G6]*100" table:style-name="ce9">
            <text:p>2.85</text:p>
          </table:table-cell>
          <table:table-cell table:number-columns-repeated="16376"/>
        </table:table-row>
        <table:table-row table:style-name="ro1">
          <table:table-cell office:value-type="float" office:value="3517298809" table:style-name="ce1">
            <text:p>3517298809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5">
            <text:p>16</text:p>
          </table:table-cell>
          <table:table-cell table:style-name="ce5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3517421391" table:style-name="ce1">
            <text:p>3517421391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5">
            <text:p>8</text:p>
          </table:table-cell>
          <table:table-cell table:style-name="ce5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3532451799" table:style-name="ce1">
            <text:p>3532451799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5">
            <text:p>30</text:p>
          </table:table-cell>
          <table:table-cell table:style-name="ce5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3833141450" table:style-name="ce1">
            <text:p>3833141450</text:p>
          </table:table-cell>
          <table:table-cell table:style-name="ce4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5">
            <text:p>7</text:p>
          </table:table-cell>
          <table:table-cell table:style-name="ce5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3833144847" table:style-name="ce1">
            <text:p>3833144847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5">
            <text:p>13</text:p>
          </table:table-cell>
          <table:table-cell table:style-name="ce5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3855727812" table:style-name="ce1">
            <text:p>3855727812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5">
            <text:p>22</text:p>
          </table:table-cell>
          <table:table-cell table:style-name="ce5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4116327335" table:style-name="ce1">
            <text:p>4116327335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5">
            <text:p>28</text:p>
          </table:table-cell>
          <table:table-cell table:style-name="ce5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4116424739" table:style-name="ce1">
            <text:p>4116424739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5">
            <text:p>13</text:p>
          </table:table-cell>
          <table:table-cell table:style-name="ce5"/>
          <table:table-cell table:style-name="ce4"/>
          <table:table-cell table:number-columns-repeated="16377" table:style-name="ce1"/>
        </table:table-row>
        <table:table-row table:style-name="ro1">
          <table:table-cell office:value-type="float" office:value="4162534952" table:style-name="ce1">
            <text:p>4162534952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5">
            <text:p>10</text:p>
          </table:table-cell>
          <table:table-cell table:number-columns-repeated="16379"/>
        </table:table-row>
        <table:table-row table:style-name="ro1">
          <table:table-cell office:value-type="float" office:value="4235234070" table:style-name="ce1">
            <text:p>4235234070</text:p>
          </table:table-cell>
          <table:table-cell table:style-name="ce4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5">
            <text:p>30</text:p>
          </table:table-cell>
          <table:table-cell table:number-columns-repeated="16379"/>
        </table:table-row>
        <table:table-row table:style-name="ro1">
          <table:table-cell office:value-type="float" office:value="4242240225" table:style-name="ce1">
            <text:p>4242240225</text:p>
          </table:table-cell>
          <table:table-cell office:value-type="string" table:style-name="ce4">
            <text:p>dull sound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5">
            <text:p>30</text:p>
          </table:table-cell>
          <table:table-cell table:number-columns-repeated="16379"/>
        </table:table-row>
        <table:table-row table:style-name="ro1">
          <table:table-cell office:value-type="float" office:value="4812311099" table:style-name="ce8">
            <text:p>4812311099</text:p>
          </table:table-cell>
          <table:table-cell office:value-type="string" table:style-name="ce4">
            <text:p>dull sound MAX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5">
            <text:p>14</text:p>
          </table:table-cell>
          <table:table-cell table:number-columns-repeated="16379"/>
        </table:table-row>
        <table:table-row table:style-name="ro1">
          <table:table-cell office:value-type="float" office:value="4832318211" table:style-name="ce1">
            <text:p>4832318211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5">
            <text:p>13</text:p>
          </table:table-cell>
          <table:table-cell table:number-columns-repeated="16379"/>
        </table:table-row>
        <table:table-row table:style-name="ro1">
          <table:table-cell office:value-type="float" office:value="4862410491" table:style-name="ce1">
            <text:p>4862410491</text:p>
          </table:table-cell>
          <table:table-cell office:value-type="string" table:style-name="ce4">
            <text:p>?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5">
            <text:p>27</text:p>
          </table:table-cell>
          <table:table-cell table:number-columns-repeated="16379"/>
        </table:table-row>
        <table:table-row table:style-name="ro1">
          <table:table-cell office:value-type="float" office:value="4952876100" table:style-name="ce1">
            <text:p>4952876100</text:p>
          </table:table-cell>
          <table:table-cell office:value-type="string" table:style-name="ce4">
            <text:p>pause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5">
            <text:p>9</text:p>
          </table:table-cell>
          <table:table-cell table:number-columns-repeated="16379"/>
        </table:table-row>
        <table:table-row table:style-name="ro1">
          <table:table-cell office:value-type="float" office:value="4954221009" table:style-name="ce1">
            <text:p>4954221009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5">
            <text:p>12</text:p>
          </table:table-cell>
          <table:table-cell table:number-columns-repeated="16379"/>
        </table:table-row>
        <table:table-row table:style-name="ro1">
          <table:table-cell office:value-type="float" office:value="4956512068" table:style-name="ce1">
            <text:p>4956512068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5">
            <text:p>26</text:p>
          </table:table-cell>
          <table:table-cell table:number-columns-repeated="16379"/>
        </table:table-row>
        <table:table-row table:style-name="ro1">
          <table:table-cell office:value-type="float" office:value="4957756548" table:style-name="ce1">
            <text:p>4957756548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5">
            <text:p>7</text:p>
          </table:table-cell>
          <table:table-cell table:number-columns-repeated="16379"/>
        </table:table-row>
        <table:table-row table:style-name="ro1">
          <table:table-cell office:value-type="float" office:value="4991401712" table:style-name="ce1">
            <text:p>4991401712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5">
            <text:p>21</text:p>
          </table:table-cell>
          <table:table-cell table:number-columns-repeated="16379"/>
        </table:table-row>
        <table:table-row table:style-name="ro1">
          <table:table-cell office:value-type="float" office:value="4997034883" table:style-name="ce8">
            <text:p>4997034883</text:p>
          </table:table-cell>
          <table:table-cell office:value-type="string" table:style-name="ce4">
            <text:p>switch to wif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5">
            <text:p>17</text:p>
          </table:table-cell>
          <table:table-cell table:number-columns-repeated="16379"/>
        </table:table-row>
        <table:table-row table:style-name="ro1">
          <table:table-cell office:value-type="float" office:value="4999465612" table:style-name="ce1">
            <text:p>4999465612</text:p>
          </table:table-cell>
          <table:table-cell table:style-name="ce4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5">
            <text:p>30</text:p>
          </table:table-cell>
          <table:table-cell table:number-columns-repeated="16379"/>
        </table:table-row>
        <table:table-row table:style-name="ro1">
          <table:table-cell office:value-type="float" office:value="8126950196" table:style-name="ce1">
            <text:p>8126950196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5">
            <text:p>14</text:p>
          </table:table-cell>
          <table:table-cell table:number-columns-repeated="16379"/>
        </table:table-row>
        <table:table-row table:style-name="ro1">
          <table:table-cell office:value-type="float" office:value="8127790379" table:style-name="ce1">
            <text:p>8127790379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5">
            <text:p>10</text:p>
          </table:table-cell>
          <table:table-cell table:number-columns-repeated="16379"/>
        </table:table-row>
        <table:table-row table:style-name="ro1">
          <table:table-cell office:value-type="float" office:value="8213321167" table:style-name="ce8">
            <text:p>8213321167</text:p>
          </table:table-cell>
          <table:table-cell office:value-type="string" table:style-name="ce4">
            <text:p>very angry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5">
            <text:p>30</text:p>
          </table:table-cell>
          <table:table-cell table:number-columns-repeated="16379"/>
        </table:table-row>
        <table:table-row table:style-name="ro1">
          <table:table-cell office:value-type="float" office:value="8214951794" table:style-name="ce1">
            <text:p>8214951794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16379"/>
        </table:table-row>
        <table:table-row table:style-name="ro1">
          <table:table-cell office:value-type="float" office:value="8344526947" table:style-name="ce1">
            <text:p>8344526947</text:p>
          </table:table-cell>
          <table:table-cell table:style-name="ce4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5">
            <text:p>17</text:p>
          </table:table-cell>
          <table:table-cell table:number-columns-repeated="16379"/>
        </table:table-row>
        <table:table-row table:style-name="ro1">
          <table:table-cell office:value-type="float" office:value="8352771239" table:style-name="ce1">
            <text:p>8352771239</text:p>
          </table:table-cell>
          <table:table-cell table:style-name="ce4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5">
            <text:p>30</text:p>
          </table:table-cell>
          <table:table-cell table:number-columns-repeated="16379"/>
        </table:table-row>
        <table:table-row table:style-name="ro1">
          <table:table-cell office:value-type="float" office:value="8412352339" table:style-name="ce1">
            <text:p>8412352339</text:p>
          </table:table-cell>
          <table:table-cell office:value-type="string" table:style-name="ce4">
            <text:p>pause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5">
            <text:p>40</text:p>
          </table:table-cell>
          <table:table-cell table:number-columns-repeated="16379"/>
        </table:table-row>
        <table:table-row table:style-name="ro1">
          <table:table-cell office:value-type="float" office:value="8432365633" table:style-name="ce10">
            <text:p>8432365633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5">
            <text:p>18</text:p>
          </table:table-cell>
          <table:table-cell table:number-columns-repeated="16379"/>
        </table:table-row>
        <table:table-row table:style-name="ro1">
          <table:table-cell office:value-type="float" office:value="8452297822" table:style-name="ce1">
            <text:p>8452297822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5">
            <text:p>13</text:p>
          </table:table-cell>
          <table:table-cell table:number-columns-repeated="16379"/>
        </table:table-row>
        <table:table-row table:style-name="ro1">
          <table:table-cell office:value-type="float" office:value="8462645134" table:style-name="ce8">
            <text:p>8462645134</text:p>
          </table:table-cell>
          <table:table-cell office:value-type="string" table:style-name="ce4">
            <text:p>all because of pauses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5">
            <text:p>24</text:p>
          </table:table-cell>
          <table:table-cell table:number-columns-repeated="16379"/>
        </table:table-row>
        <table:table-row table:style-name="ro1">
          <table:table-cell office:value-type="float" office:value="8465656706" table:style-name="ce1">
            <text:p>8465656706</text:p>
          </table:table-cell>
          <table:table-cell office:value-type="string" table:style-name="ce4">
            <text:p>interesting case! change voice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5">
            <text:p>19</text:p>
          </table:table-cell>
          <table:table-cell table:number-columns-repeated="16379"/>
        </table:table-row>
        <table:table-row table:style-name="ro1">
          <table:table-cell office:value-type="float" office:value="8514422464" table:style-name="ce10">
            <text:p>8514422464</text:p>
          </table:table-cell>
          <table:table-cell office:value-type="string" table:style-name="ce4">
            <text:p>?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5">
            <text:p>30</text:p>
          </table:table-cell>
          <table:table-cell table:number-columns-repeated="16379"/>
        </table:table-row>
        <table:table-row table:style-name="ro1">
          <table:table-cell office:value-type="float" office:value="8634621675" table:style-name="ce1">
            <text:p>8634621675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5">
            <text:p>8</text:p>
          </table:table-cell>
          <table:table-cell table:number-columns-repeated="16379"/>
        </table:table-row>
        <table:table-row table:style-name="ro1">
          <table:table-cell office:value-type="float" office:value="8636575067" table:style-name="ce1">
            <text:p>8636575067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5">
            <text:p>13</text:p>
          </table:table-cell>
          <table:table-cell table:number-columns-repeated="16379"/>
        </table:table-row>
        <table:table-row table:style-name="ro1">
          <table:table-cell office:value-type="float" office:value="9002034974" table:style-name="ce10">
            <text:p>9002034974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5">
            <text:p>11</text:p>
          </table:table-cell>
          <table:table-cell table:number-columns-repeated="16379"/>
        </table:table-row>
        <table:table-row table:style-name="ro1">
          <table:table-cell office:value-type="float" office:value="9003124541" table:style-name="ce1">
            <text:p>9003124541</text:p>
          </table:table-cell>
          <table:table-cell office:value-type="string" table:style-name="ce4">
            <text:p>?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5">
            <text:p>22</text:p>
          </table:table-cell>
          <table:table-cell table:number-columns-repeated="16379"/>
        </table:table-row>
        <table:table-row table:style-name="ro1">
          <table:table-cell office:value-type="float" office:value="9003875992" table:style-name="ce1">
            <text:p>9003875992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5">
            <text:p>24</text:p>
          </table:table-cell>
          <table:table-cell table:number-columns-repeated="16379"/>
        </table:table-row>
        <table:table-row table:style-name="ro1">
          <table:table-cell office:value-type="float" office:value="9003915822" table:style-name="ce1">
            <text:p>9003915822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5">
            <text:p>9</text:p>
          </table:table-cell>
          <table:table-cell table:number-columns-repeated="16379"/>
        </table:table-row>
        <table:table-row table:style-name="ro1">
          <table:table-cell office:value-type="float" office:value="9004357796" table:style-name="ce1">
            <text:p>9004357796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5">
            <text:p>29</text:p>
          </table:table-cell>
          <table:table-cell table:number-columns-repeated="16379"/>
        </table:table-row>
        <table:table-row table:style-name="ro1">
          <table:table-cell office:value-type="float" office:value="9006488590" table:style-name="ce1">
            <text:p>9006488590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5">
            <text:p>11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1">
          <table:table-cell office:value-type="float" office:value="9006689182" table:style-name="ce1">
            <text:p>9006689182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5.620360551431601E-2" table:formula="of:=SUM([.C2:.C50])/SUM([.$E$2:.$E$50])" table:style-name="ce5">
            <text:p>0.056203606</text:p>
          </table:table-cell>
          <table:table-cell office:value-type="float" office:value="1.6967126193001062E-2" table:formula="of:=SUM([.D2:.D50])/SUM([.$E$2:.$E$50])" table:style-name="ce5">
            <text:p>0.016967126</text:p>
          </table:table-cell>
          <table:table-cell table:number-columns-repeated="16377"/>
        </table:table-row>
        <table:table-row table:style-name="ro1">
          <table:table-cell office:value-type="float" office:value="9006760297" table:style-name="ce1">
            <text:p>9006760297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5">
            <text:p>14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1">
          <table:table-cell office:value-type="float" office:value="9014404791" table:style-name="ce11">
            <text:p>9014404791</text:p>
          </table:table-cell>
          <table:table-cell office:value-type="string" table:style-name="ce4">
            <text:p>switch to wife in train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5">
            <text:p>39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1">
          <table:table-cell office:value-type="float" office:value="9016404061" table:style-name="ce1">
            <text:p>9016404061</text:p>
          </table:table-cell>
          <table:table-cell office:value-type="string" table:style-name="ce4">
            <text:p>pause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5">
            <text:p>24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1">
          <table:table-cell office:value-type="float" office:value="9017688769" table:style-name="ce1">
            <text:p>9017688769</text:p>
          </table:table-cell>
          <table:table-cell table:style-name="ce4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5">
            <text:p>23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1">
          <table:table-cell office:value-type="float" office:value="9020050705" table:style-name="ce11">
            <text:p>9020050705</text:p>
          </table:table-cell>
          <table:table-cell office:value-type="string" table:style-name="ce4">
            <text:p>dull sound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5">
            <text:p>21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1">
          <table:table-cell office:value-type="float" office:value="9020519215" table:style-name="ce1">
            <text:p>9020519215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5">
            <text:p>13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1">
          <table:table-cell office:value-type="float" office:value="9021312335" table:style-name="ce1">
            <text:p>9021312335</text:p>
          </table:table-cell>
          <table:table-cell office:value-type="string" table:style-name="ce4">
            <text:p>?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5">
            <text:p>30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1">
          <table:table-cell office:value-type="float" office:value="9021616913" table:style-name="ce1">
            <text:p>9021616913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5">
            <text:p>12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1">
          <table:table-cell office:value-type="float" office:value="9021623908" table:style-name="ce1">
            <text:p>9021623908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5">
            <text:p>12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1">
          <table:table-cell office:value-type="float" office:value="9021669576" table:style-name="ce1">
            <text:p>9021669576</text:p>
          </table:table-cell>
          <table:table-cell office:value-type="string" table:style-name="ce4">
            <text:p>?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5">
            <text:p>27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1">
          <table:table-cell office:value-type="float" office:value="9021718619" table:style-name="ce1">
            <text:p>9021718619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5">
            <text:p>15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1">
          <table:table-cell office:value-type="float" office:value="9021729157" table:style-name="ce1">
            <text:p>9021729157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5">
            <text:p>23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1">
          <table:table-cell office:value-type="float" office:value="9021785083" table:style-name="ce10">
            <text:p>9021785083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5">
            <text:p>26</text:p>
          </table:table-cell>
          <table:table-cell table:style-name="ce5"/>
          <table:table-cell table:style-name="ce4"/>
          <table:table-cell table:number-columns-repeated="16377"/>
        </table:table-row>
        <table:table-row table:style-name="ro1">
          <table:table-cell office:value-type="float" office:value="9022038059" table:style-name="ce10">
            <text:p>9022038059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5">
            <text:p>14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9022566275" table:style-name="ce1">
            <text:p>9022566275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5">
            <text:p>19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9024179433" table:style-name="ce1">
            <text:p>9024179433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5">
            <text:p>21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24523060" table:style-name="ce11">
            <text:p>9024523060</text:p>
          </table:table-cell>
          <table:table-cell office:value-type="string" table:style-name="ce4">
            <text:p>trash. Just hear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5">
            <text:p>2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24541165" table:style-name="ce10">
            <text:p>9024541165</text:p>
          </table:table-cell>
          <table:table-cell table:style-name="ce4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5">
            <text:p>2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25040019" table:style-name="ce1">
            <text:p>9025040019</text:p>
          </table:table-cell>
          <table:table-cell office:value-type="string" table:style-name="ce4">
            <text:p>?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5">
            <text:p>12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25124111" table:style-name="ce11">
            <text:p>9025124111</text:p>
          </table:table-cell>
          <table:table-cell office:value-type="string" table:style-name="ce4">
            <text:p>dif speakers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5">
            <text:p>71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25241389" table:style-name="ce1">
            <text:p>9025241389</text:p>
          </table:table-cell>
          <table:table-cell office:value-type="string" table:style-name="ce4">
            <text:p><text:s/>angry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5">
            <text:p>3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25242018" table:style-name="ce10">
            <text:p>9025242018</text:p>
          </table:table-cell>
          <table:table-cell table:style-name="ce4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5">
            <text:p>9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25346235" table:style-name="ce11">
            <text:p>9025346235</text:p>
          </table:table-cell>
          <table:table-cell office:value-type="string" table:style-name="ce4">
            <text:p>switch to wife randomly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5">
            <text:p>11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25569120" table:style-name="ce10">
            <text:p>9025569120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5">
            <text:p>1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25761001" table:style-name="ce10">
            <text:p>9025761001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5">
            <text:p>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26349428" table:style-name="ce10">
            <text:p>9026349428</text:p>
          </table:table-cell>
          <table:table-cell table:style-name="ce4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5">
            <text:p>46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26680900" table:style-name="ce12">
            <text:p>9026680900</text:p>
          </table:table-cell>
          <table:table-cell office:value-type="string" table:style-name="ce4">
            <text:p>? train 30sec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5">
            <text:p>29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26814406" table:style-name="ce10">
            <text:p>9026814406</text:p>
          </table:table-cell>
          <table:table-cell office:value-type="string" table:style-name="ce4">
            <text:p>? train 30sec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5">
            <text:p>14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27577628" table:style-name="ce1">
            <text:p>9027577628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5">
            <text:p>17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27588142" table:style-name="ce1">
            <text:p>9027588142</text:p>
          </table:table-cell>
          <table:table-cell table:style-name="ce4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5">
            <text:p>22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27859190" table:style-name="ce1">
            <text:p>9027859190</text:p>
          </table:table-cell>
          <table:table-cell office:value-type="string" table:style-name="ce4">
            <text:p>?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5">
            <text:p>30</text:p>
          </table:table-cell>
          <table:table-cell table:number-columns-repeated="16379"/>
        </table:table-row>
        <table:table-row table:style-name="ro1">
          <table:table-cell office:value-type="float" office:value="9027919643" table:style-name="ce1">
            <text:p>9027919643</text:p>
          </table:table-cell>
          <table:table-cell table:style-name="ce4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5">
            <text:p>26</text:p>
          </table:table-cell>
          <table:table-cell table:number-columns-repeated="16379"/>
        </table:table-row>
        <table:table-row table:style-name="ro1">
          <table:table-cell office:value-type="float" office:value="9028020094" table:style-name="ce10">
            <text:p>9028020094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5">
            <text:p>23</text:p>
          </table:table-cell>
          <table:table-cell table:number-columns-repeated="16379"/>
        </table:table-row>
        <table:table-row table:style-name="ro1">
          <table:table-cell office:value-type="float" office:value="9028360037" table:style-name="ce1">
            <text:p>9028360037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5">
            <text:p>19</text:p>
          </table:table-cell>
          <table:table-cell table:number-columns-repeated="16379"/>
        </table:table-row>
        <table:table-row table:style-name="ro1">
          <table:table-cell office:value-type="float" office:value="9029126077" table:style-name="ce10">
            <text:p>9029126077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5">
            <text:p>14</text:p>
          </table:table-cell>
          <table:table-cell table:number-columns-repeated="16379"/>
        </table:table-row>
        <table:table-row table:style-name="ro1">
          <table:table-cell office:value-type="float" office:value="9029173694" table:style-name="ce10">
            <text:p>9029173694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5">
            <text:p>14</text:p>
          </table:table-cell>
          <table:table-cell table:number-columns-repeated="16379"/>
        </table:table-row>
        <table:table-row table:style-name="ro1">
          <table:table-cell office:value-type="float" office:value="9029422111" table:style-name="ce12">
            <text:p>9029422111</text:p>
          </table:table-cell>
          <table:table-cell office:value-type="string" table:style-name="ce4">
            <text:p>drill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5">
            <text:p>19</text:p>
          </table:table-cell>
          <table:table-cell table:number-columns-repeated="16379"/>
        </table:table-row>
        <table:table-row table:style-name="ro1">
          <table:table-cell office:value-type="float" office:value="9029493994" table:style-name="ce1">
            <text:p>9029493994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5">
            <text:p>11</text:p>
          </table:table-cell>
          <table:table-cell table:number-columns-repeated="16379"/>
        </table:table-row>
        <table:table-row table:style-name="ro1">
          <table:table-cell office:value-type="float" office:value="9029771842" table:style-name="ce1">
            <text:p>9029771842</text:p>
          </table:table-cell>
          <table:table-cell office:value-type="string" table:style-name="ce4">
            <text:p>change voice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5">
            <text:p>40</text:p>
          </table:table-cell>
          <table:table-cell table:number-columns-repeated="16379"/>
        </table:table-row>
        <table:table-row table:style-name="ro1">
          <table:table-cell office:value-type="float" office:value="9033120180" table:style-name="ce1">
            <text:p>9033120180</text:p>
          </table:table-cell>
          <table:table-cell office:value-type="string" table:style-name="ce4">
            <text:p>too dif audio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5">
            <text:p>38</text:p>
          </table:table-cell>
          <table:table-cell table:number-columns-repeated="16379"/>
        </table:table-row>
        <table:table-row table:style-name="ro1">
          <table:table-cell office:value-type="float" office:value="9033943269" table:style-name="ce10">
            <text:p>9033943269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5">
            <text:p>13</text:p>
          </table:table-cell>
          <table:table-cell table:number-columns-repeated="16379"/>
        </table:table-row>
        <table:table-row table:style-name="ro1">
          <table:table-cell office:value-type="float" office:value="9036968869" table:style-name="ce11">
            <text:p>9036968869</text:p>
          </table:table-cell>
          <table:table-cell office:value-type="string" table:style-name="ce4">
            <text:p>dif speakers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5">
            <text:p>60</text:p>
          </table:table-cell>
          <table:table-cell table:number-columns-repeated="16379"/>
        </table:table-row>
        <table:table-row table:style-name="ro1">
          <table:table-cell office:value-type="float" office:value="9037221895" table:style-name="ce10">
            <text:p>9037221895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5">
            <text:p>24</text:p>
          </table:table-cell>
          <table:table-cell table:number-columns-repeated="16379"/>
        </table:table-row>
        <table:table-row table:style-name="ro1">
          <table:table-cell office:value-type="float" office:value="9038266294" table:style-name="ce1">
            <text:p>9038266294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5">
            <text:p>28</text:p>
          </table:table-cell>
          <table:table-cell table:number-columns-repeated="16379"/>
        </table:table-row>
        <table:table-row table:style-name="ro1">
          <table:table-cell office:value-type="float" office:value="9038692226" table:style-name="ce1">
            <text:p>9038692226</text:p>
          </table:table-cell>
          <table:table-cell table:style-name="ce4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5">
            <text:p>41</text:p>
          </table:table-cell>
          <table:table-cell table:number-columns-repeated="16379"/>
        </table:table-row>
        <table:table-row table:style-name="ro1">
          <table:table-cell office:value-type="float" office:value="9039122157" table:style-name="ce1">
            <text:p>9039122157</text:p>
          </table:table-cell>
          <table:table-cell table:style-name="ce4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5">
            <text:p>29</text:p>
          </table:table-cell>
          <table:table-cell table:number-columns-repeated="16379"/>
        </table:table-row>
        <table:table-row table:style-name="ro1">
          <table:table-cell office:value-type="float" office:value="9039220304" table:style-name="ce10">
            <text:p>9039220304</text:p>
          </table:table-cell>
          <table:table-cell office:value-type="string" table:style-name="ce4">
            <text:p>?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5">
            <text:p>3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39244217" table:style-name="ce10">
            <text:p>9039244217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5">
            <text:p>46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40415371" table:style-name="ce1">
            <text:p>9040415371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5">
            <text:p>1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41185511" table:style-name="ce12">
            <text:p>9041185511</text:p>
          </table:table-cell>
          <table:table-cell office:value-type="string" table:style-name="ce4">
            <text:p>train 30sec + pauses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5">
            <text:p>24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9041190455" table:style-name="ce1">
            <text:p>9041190455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5">
            <text:p>33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SUM</text:p>
          </table:table-cell>
          <table:table-cell table:style-name="ce4"/>
          <table:table-cell office:value-type="float" office:value="255" table:formula="of:=SUM([.C2:.C101])" table:style-name="ce13">
            <text:p>255</text:p>
          </table:table-cell>
          <table:table-cell office:value-type="float" office:value="59" table:formula="of:=SUM([.D2:.D101])" table:style-name="ce13">
            <text:p>59</text:p>
          </table:table-cell>
          <table:table-cell office:value-type="float" office:value="2183" table:formula="of:=SUM([.E2:.E101])" table:style-name="ce5">
            <text:p>2183</text:p>
          </table:table-cell>
          <table:table-cell office:value-type="string" table:style-name="ce5">
            <text:p>403 dont count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4">
            <text:p>%</text:p>
          </table:table-cell>
          <table:table-cell table:style-name="ce4"/>
          <table:table-cell office:value-type="float" office:value="11.68117269812185" table:formula="of:=[.C102]/[.E102]*100" table:style-name="ce13">
            <text:p>11.6811727</text:p>
          </table:table-cell>
          <table:table-cell office:value-type="float" office:value="5.8999999999999995" table:formula="of:=[.D102]/(10*100)*100" table:style-name="ce14">
            <text:p>5.9</text:p>
          </table:table-cell>
          <table:table-cell office:value-type="float" office:value="1780" table:formula="of:=[.E102]-403" table:style-name="ce5">
            <text:p>1780</text:p>
          </table:table-cell>
          <table:table-cell table:style-name="ce5"/>
          <table:table-cell table:number-columns-repeated="16378" table:style-name="ce4"/>
        </table:table-row>
        <table:table-row table:style-name="ro1">
          <table:table-cell office:value-type="string" table:style-name="ce1">
            <text:p>after checking %</text:p>
          </table:table-cell>
          <table:table-cell table:style-name="ce4"/>
          <table:table-cell office:value-type="float" office:value="6.6853932584269664" table:formula="of:=([.C102]-136)/[.E103]*100" table:style-name="ce15">
            <text:p>6.685393258</text:p>
          </table:table-cell>
          <table:table-cell office:value-type="float" office:value="6.0465116279069768" table:formula="of:=(59-7)/(10*86)*100" table:style-name="ce1">
            <text:p>6.046511628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1"/>
          <table:table-cell table:style-name="ce4"/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12"/>
          <table:table-cell office:value-type="string" table:style-name="ce4">
            <text:p>train again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16"/>
          <table:table-cell office:value-type="string" table:style-name="ce4">
            <text:p>dont count in results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10"/>
          <table:table-cell office:value-type="string" table:style-name="ce4">
            <text:p>folder was changed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number-rows-repeated="10484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1</dc:creator>
    <meta:creation-date>2016-12-01T01:34:28Z</meta:creation-date>
    <dc:date>2017-03-10T13:01:48Z</dc:date>
    <meta:editing-cycles>3</meta:editing-cycles>
    <meta:editing-duration>PT18771S</meta:editing-duration>
  </office:meta>
</office:document-meta>
</file>